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4.7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stable-r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"Id"</text:p>
          </table:table-cell>
          <table:table-cell office:value-type="string" calcext:value-type="string">
            <text:p>"Oznaczenie"</text:p>
          </table:table-cell>
          <table:table-cell office:value-type="string" calcext:value-type="string">
            <text:p>"Footprint"</text:p>
          </table:table-cell>
          <table:table-cell office:value-type="string" calcext:value-type="string">
            <text:p>"Liczba"</text:p>
          </table:table-cell>
          <table:table-cell office:value-type="string" calcext:value-type="string">
            <text:p>"Oznaczenie"</text:p>
          </table:table-cell>
          <table:table-cell office:value-type="string" calcext:value-type="string">
            <text:p>"Dostawca i numer artykułu"</text:p>
          </table:table-cell>
          <table:table-cell office:value-type="string" calcext:value-type="string">
            <text:p>“Cena/szt”</text:p>
          </table:table-cell>
          <table:table-cell office:value-type="string" calcext:value-type="string">
            <text:p>“Cena”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J1"</text:p>
          </table:table-cell>
          <table:table-cell office:value-type="string" calcext:value-type="string">
            <text:p>"edge_connecto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edge_connector"</text:p>
          </table:table-cell>
          <table:table-cell table:number-columns-repeated="2"/>
          <table:table-cell table:formula="of:=[.D2]*[.G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2"</text:p>
          </table:table-cell>
          <table:table-cell office:value-type="string" calcext:value-type="string">
            <text:p>"C_0603_1608Metric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u"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D3]*[.G3]" office:value-type="float" office:value="0.1603" calcext:value-type="float">
            <text:p>0.1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3"</text:p>
          </table:table-cell>
          <table:table-cell office:value-type="string" calcext:value-type="string">
            <text:p>"C_1206_3216Metric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22u"</text:p>
          </table:table-cell>
          <table:table-cell/>
          <table:table-cell office:value-type="float" office:value="0.39569" calcext:value-type="float">
            <text:p>0.39569</text:p>
          </table:table-cell>
          <table:table-cell table:formula="of:=[.D4]*[.G4]" office:value-type="float" office:value="0.39569" calcext:value-type="float">
            <text:p>0.395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1"</text:p>
          </table:table-cell>
          <table:table-cell office:value-type="string" calcext:value-type="string">
            <text:p>"R_0603_1608Metric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0k"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D5]*[.G5]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D2,D1"</text:p>
          </table:table-cell>
          <table:table-cell office:value-type="string" calcext:value-type="string">
            <text:p>"SOT-2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BAT54S"</text:p>
          </table:table-cell>
          <table:table-cell office:value-type="string" calcext:value-type="string">
            <text:p>TME, BAT54S, <text:a xlink:href="https://www.tme.eu/pl/details/bat54s-dio/diody-schottky-smd/diotec-semiconductor/bat54s/" xlink:type="simple">https://www.tme.eu/pl/details/bat54s-dio/diody-schottky-smd/diotec-semiconductor/bat54s/</text:a></text:p>
          </table:table-cell>
          <table:table-cell office:value-type="float" office:value="0.1535" calcext:value-type="float">
            <text:p>0.1535</text:p>
          </table:table-cell>
          <table:table-cell table:formula="of:=[.D6]*[.G6]" office:value-type="float" office:value="0.307" calcext:value-type="float">
            <text:p>0.3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U1"</text:p>
          </table:table-cell>
          <table:table-cell office:value-type="string" calcext:value-type="string">
            <text:p>"SOIC-8_3.9x4.9mm_P1.27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IC4427"</text:p>
          </table:table-cell>
          <table:table-cell office:value-type="string" calcext:value-type="string">
            <text:p>TME, MIC4427ZM, <text:a xlink:href="https://www.tme.eu/pl/details/mic4427zm/drivery-mosfet-igbt/microchip-technology/" xlink:type="simple">https://www.tme.eu/pl/details/mic4427zm/drivery-mosfet-igbt/microchip-technology/</text:a></text:p>
          </table:table-cell>
          <table:table-cell office:value-type="float" office:value="5.9532" calcext:value-type="float">
            <text:p>5.9532</text:p>
          </table:table-cell>
          <table:table-cell table:formula="of:=[.D7]*[.G7]" office:value-type="float" office:value="5.9532" calcext:value-type="float">
            <text:p>5.95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"C1"</text:p>
          </table:table-cell>
          <table:table-cell office:value-type="string" calcext:value-type="string">
            <text:p>"C_0402_1005Metric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00n"</text:p>
          </table:table-cell>
          <table:table-cell/>
          <table:table-cell table:style-name="ce1" office:value-type="float" office:value="0.04" calcext:value-type="float">
            <text:p>0.04</text:p>
          </table:table-cell>
          <table:table-cell table:formula="of:=[.D8]*[.G8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K1"</text:p>
          </table:table-cell>
          <table:table-cell office:value-type="string" calcext:value-type="string">
            <text:p>"RELAY-TH_FH44L-1AT-L1-DC5V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FH44L-1AT-L1-DC5V"</text:p>
          </table:table-cell>
          <table:table-cell office:value-type="string" calcext:value-type="string">
            <text:p>Aliexpress, <text:a xlink:href="https://pl.aliexpress.com/item/1005007519378295.html?spm=a2g0o.order_list.order_list_main.10.74f01c24sMJAlp&amp;gatewayAdapt=glo2pol" xlink:type="simple">https://pl.aliexpress.com/item/1005007519378295.html?spm=a2g0o.order_list.order_list_main.10.74f01c24sMJAlp&amp;gatewayAdapt=glo2pol</text:a></text:p>
          </table:table-cell>
          <table:table-cell office:value-type="float" office:value="4.079" calcext:value-type="float">
            <text:p>4.079</text:p>
          </table:table-cell>
          <table:table-cell table:formula="of:=[.D9]*[.G9]" office:value-type="float" office:value="4.079" calcext:value-type="float">
            <text:p>4.0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lcpcb</text:p>
          </table:table-cell>
          <table:table-cell office:value-type="float" office:value="0.9145" calcext:value-type="float">
            <text:p>0.9145</text:p>
          </table:table-cell>
          <table:table-cell table:formula="of:=[.D10]*[.G10]" office:value-type="float" office:value="0.9145" calcext:value-type="float">
            <text:p>0.914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formula="of:=SUM([.H2:.H12])" office:value-type="float" office:value="11.92969" calcext:value-type="float">
            <text:p>11.92969</text:p>
          </table:table-cell>
          <table:table-cell office:value-type="string" calcext:value-type="string">
            <text:p>S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6T12:18:54.533036999</dc:date>
    <meta:editing-duration>PT12M28S</meta:editing-duration>
    <meta:editing-cycles>2</meta:editing-cycles>
    <meta:generator>LibreOffice/7.3.7.2$Linux_X86_64 LibreOffice_project/30$Build-2</meta:generator>
    <meta:document-statistic meta:table-count="1" meta:cell-count="74" meta:object-count="0"/>
  </office:meta>
</office:document-meta>
</file>